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2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gr7" style:family="graphic" style:parent-style-name="standard">
      <style:graphic-properties draw:fill-color="#00cccc" draw:textarea-horizontal-align="justify" draw:textarea-vertical-align="top" draw:auto-grow-height="false" fo:min-height="0.437cm" fo:min-width="1.194cm" style:writing-mode="lr-tb"/>
      <style:paragraph-properties style:writing-mode="lr-tb"/>
    </style:style>
    <style:style style:name="gr8" style:family="graphic" style:parent-style-name="standard">
      <style:graphic-properties draw:fill-color="#cc9900" draw:textarea-horizontal-align="justify" draw:textarea-vertical-align="top" draw:auto-grow-height="false" fo:min-height="3.473cm" fo:min-width="1.621cm" style:writing-mode="lr-tb"/>
      <style:paragraph-properties style:writing-mode="lr-tb"/>
    </style:style>
    <style:style style:name="gr9" style:family="graphic" style:parent-style-name="standard" style:list-style-name="L1">
      <style:graphic-properties draw:fill-color="#ffcc00" draw:textarea-horizontal-align="justify" draw:textarea-vertical-align="middle" draw:auto-grow-height="false" fo:min-height="0.495cm" fo:min-width="1.198cm" style:writing-mode="lr-tb"/>
      <style:paragraph-properties style:writing-mode="lr-tb"/>
    </style:style>
    <style:style style:name="gr10" style:family="graphic" style:parent-style-name="standard" style:list-style-name="L1">
      <style:graphic-properties draw:fill-color="#ffcc00" draw:textarea-horizontal-align="justify" draw:textarea-vertical-align="middle" draw:auto-grow-height="false" fo:min-height="0.495cm" fo:min-width="1.198cm" style:writing-mode="lr-tb"/>
      <style:paragraph-properties style:writing-mode="lr-tb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0.495cm" fo:min-width="1.198cm" style:writing-mode="lr-tb"/>
      <style:paragraph-properties style:writing-mode="lr-tb"/>
    </style:style>
    <style:style style:name="gr12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  <style:paragraph-properties style:writing-mode="lr-tb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16" style:family="graphic" style:parent-style-name="standard">
      <style:graphic-properties draw:fill-color="#cc9900" draw:textarea-horizontal-align="justify" draw:textarea-vertical-align="top" draw:auto-grow-height="false" fo:min-height="0.495cm" fo:min-width="1.008cm" style:writing-mode="lr-tb"/>
      <style:paragraph-properties style:writing-mode="lr-tb"/>
    </style:style>
    <style:style style:name="gr17" style:family="graphic" style:parent-style-name="standard">
      <style:graphic-properties draw:fill-color="#ff9900" draw:textarea-horizontal-align="justify" draw:textarea-vertical-align="middle" draw:auto-grow-height="false" fo:min-height="0.507cm" fo:min-width="1.307cm" style:writing-mode="lr-tb"/>
      <style:paragraph-properties style:writing-mode="lr-tb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0.438cm" fo:min-width="1.204cm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style:writing-mode="lr-tb"/>
      <style:text-properties fo:font-size="8pt" style:font-size-asian="11pt" style:font-size-complex="11pt"/>
    </style:style>
    <style:style style:name="P2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3" style:family="paragraph">
      <style:paragraph-properties style:writing-mode="lr-tb"/>
      <style:text-properties fo:font-size="12pt" style:font-size-asian="10pt" style:font-size-complex="10pt"/>
    </style:style>
    <style:style style:name="P4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5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2pt" style:font-size-asian="10pt" style:font-size-complex="10pt"/>
    </style:style>
    <style:style style:name="P9" style:family="paragraph">
      <loext:graphic-properties draw:fill-color="#00cccc"/>
      <style:paragraph-properties fo:text-align="center" style:writing-mode="lr-tb"/>
      <style:text-properties fo:font-size="12pt" style:font-size-asian="10pt" style:font-size-complex="10pt"/>
    </style:style>
    <style:style style:name="P10" style:family="paragraph">
      <style:paragraph-properties fo:text-align="center" style:writing-mode="lr-tb"/>
      <style:text-properties fo:font-size="12pt" style:font-size-asian="11pt" style:font-size-complex="11pt"/>
    </style:style>
    <style:style style:name="P11" style:family="paragraph">
      <loext:graphic-properties draw:fill-color="#cc9900"/>
      <style:paragraph-properties fo:text-align="center" style:writing-mode="lr-tb"/>
      <style:text-properties fo:font-size="12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0pt" style:font-size-complex="10pt"/>
    </style:style>
    <style:style style:name="P13" style:family="paragraph">
      <loext:graphic-properties draw:fill-color="#ffcc00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0pt" style:font-size-complex="10pt"/>
    </style:style>
    <style:style style:name="P14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2pt"/>
    </style:style>
    <style:style style:name="T1" style:family="text">
      <style:text-properties fo:font-size="8pt" style:font-size-asian="11pt" style:font-size-complex="11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12pt"/>
    </style:style>
    <style:style style:name="T4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1" draw:style-name="gr1" draw:text-style-name="P2" draw:layer="layout" svg:width="1.898cm" svg:height="1.08cm" svg:x="18.718cm" svg:y="4.492cm">
          <text:p text:style-name="P1"><text:span text:style-name="T1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2" draw:text-style-name="P4" draw:layer="layout" svg:width="1.905cm" svg:height="1.016cm" svg:x="18.591cm" svg:y="3.032cm">
          <text:p text:style-name="P3"><text:span text:style-name="T2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3" draw:text-style-name="P5" draw:layer="layout" svg:width="1.841cm" svg:height="0.839cm" svg:x="18.718cm" svg:y="1.698cm">
          <text:p text:style-name="P1"><text:span text:style-name="T1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8.082cm" svg:y1="2.46cm" svg:x2="18.082cm" svg:y2="7.032cm">
          <text:p/>
        </draw:line>
        <draw:g draw:style-name="gr5">
          <draw:custom-shape draw:name="Shape 8" draw:style-name="gr6" draw:text-style-name="P7" draw:layer="layout" svg:width="13.036cm" svg:height="6.159cm" svg:x="1.594cm" svg:y="1.317cm">
            <text:p text:style-name="P7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6" draw:layer="layout" svg:x1="14.652cm" svg:y1="2.136cm" svg:x2="14.652cm" svg:y2="6.708cm">
            <text:p/>
          </draw:line>
          <draw:custom-shape draw:name="Shape 15" draw:style-name="gr7" draw:text-style-name="P9" xml:id="id2" draw:id="id2" draw:layer="layout" svg:width="1.768cm" svg:height="0.761cm" svg:x="10.979cm" svg:y="3.138cm">
            <text:p text:style-name="P8"><text:span text:style-name="T2">Sub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2" draw:style-name="gr8" draw:text-style-name="P11" xml:id="id1" draw:id="id1" draw:layer="layout" svg:width="2.349cm" svg:height="3.951cm" svg:x="6.026cm" svg:y="3.315cm">
            <text:p text:style-name="P10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9" draw:text-style-name="P13" xml:id="id5" draw:id="id5" draw:layer="layout" svg:width="1.778cm" svg:height="0.825cm" svg:x="6.343cm" svg:y="6.25cm">
            <text:p text:style-name="P12"><text:span text:style-name="T2">Obser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0" draw:style-name="gr10" draw:text-style-name="P13" xml:id="id4" draw:id="id4" draw:layer="layout" svg:width="1.778cm" svg:height="0.825cm" svg:x="6.343cm" svg:y="5.234cm">
            <text:p text:style-name="P12"><text:span text:style-name="T2">Obser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11" draw:text-style-name="P14" xml:id="id3" draw:id="id3" draw:layer="layout" svg:width="1.778cm" svg:height="0.825cm" svg:x="6.343cm" svg:y="4.218cm">
            <text:p text:style-name="P3"><text:span text:style-name="T2">Obser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2" draw:text-style-name="P15" draw:layer="layout" draw:type="curve" svg:x1="8.375cm" svg:y1="5.29cm" svg:x2="11.863cm" svg:y2="3.138cm" draw:start-shape="id1" draw:start-glue-point="1" draw:end-shape="id2" draw:end-glue-point="0" svg:d="M8375 5290c1953 0 1627-1328 2011-2054s1477-851 1477-98" svg:viewBox="0 0 3489 2662">
            <text:p/>
          </draw:connector>
          <draw:connector draw:style-name="gr13" draw:text-style-name="P15" draw:layer="layout" draw:type="lines" draw:line-skew="0.23cm" svg:x1="11.863cm" svg:y1="3.899cm" svg:x2="8.121cm" svg:y2="4.63cm" draw:start-shape="id2" draw:start-glue-point="2" draw:end-shape="id3" draw:end-glue-point="1" svg:d="M11863 3899v731h-3240-502" svg:viewBox="0 0 3743 732">
            <text:p/>
          </draw:connector>
          <draw:connector draw:style-name="gr13" draw:text-style-name="P15" draw:layer="layout" draw:type="lines" draw:line-skew="1.278cm" svg:x1="11.863cm" svg:y1="3.899cm" svg:x2="8.121cm" svg:y2="5.646cm" draw:start-shape="id2" draw:start-glue-point="2" draw:end-shape="id4" draw:end-glue-point="1" svg:d="M11863 3899v1779l-3240-32h-502" svg:viewBox="0 0 3743 1780">
            <text:p/>
          </draw:connector>
          <draw:connector draw:style-name="gr13" draw:text-style-name="P15" draw:layer="layout" draw:type="lines" draw:line-skew="2.239cm" svg:x1="11.863cm" svg:y1="3.899cm" svg:x2="8.121cm" svg:y2="6.662cm" draw:start-shape="id2" draw:start-glue-point="2" draw:end-shape="id5" draw:end-glue-point="1" svg:d="M11863 3899v2740l-3240 23h-502" svg:viewBox="0 0 3743 2764">
            <text:p/>
          </draw:connector>
          <draw:frame draw:style-name="gr14" draw:text-style-name="P16" draw:layer="layout" svg:width="1.874cm" svg:height="0.725cm" svg:x="9.767cm" svg:y="1.889cm">
            <draw:text-box>
              <text:p><text:span text:style-name="T3">Update</text:span></text:p>
            </draw:text-box>
          </draw:frame>
        </draw:g>
        <draw:g draw:style-name="gr5">
          <draw:custom-shape draw:name="Shape 8" draw:style-name="gr6" draw:text-style-name="P7" draw:layer="layout" svg:width="13.036cm" svg:height="6.159cm" svg:x="1.571cm" svg:y="8.049cm">
            <text:p text:style-name="P7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0" draw:style-name="gr15" draw:text-style-name="P14" xml:id="id6" draw:id="id6" draw:layer="layout" svg:width="1.994cm" svg:height="1.016cm" svg:x="8.086cm" svg:y="8.429cm">
            <text:p text:style-name="P3"><text:span text:style-name="T2">State 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6" draw:layer="layout" svg:x1="14.629cm" svg:y1="8.868cm" svg:x2="14.629cm" svg:y2="13.44cm">
            <text:p/>
          </draw:line>
          <draw:custom-shape draw:name="Shape 22" draw:style-name="gr16" draw:text-style-name="P11" xml:id="id9" draw:id="id9" draw:layer="layout" svg:width="1.588cm" svg:height="0.825cm" svg:x="5cm" svg:y="9.187cm">
            <text:p text:style-name="P10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" draw:style-name="gr17" draw:text-style-name="P5" xml:id="id7" draw:id="id7" draw:layer="layout" svg:width="1.889cm" svg:height="0.839cm" svg:x="11.43cm" svg:y="8.514cm">
            <text:p text:style-name="P1"><text:span text:style-name="T1">InitStat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17" draw:text-style-name="P5" xml:id="id10" draw:id="id10" draw:layer="layout" svg:width="1.889cm" svg:height="0.839cm" svg:x="11.406cm" svg:y="9.935cm">
            <text:p text:style-name="P1"><text:span text:style-name="T1">State 1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17" draw:text-style-name="P5" xml:id="id11" draw:id="id11" draw:layer="layout" svg:width="1.889cm" svg:height="0.839cm" svg:x="11.414cm" svg:y="11.346cm">
            <text:p text:style-name="P1"><text:span text:style-name="T1">State 2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4" draw:style-name="gr17" draw:text-style-name="P5" xml:id="id8" draw:id="id8" draw:layer="layout" svg:width="1.889cm" svg:height="0.839cm" svg:x="11.414cm" svg:y="12.793cm">
            <text:p text:style-name="P1"><text:span text:style-name="T1">EndStat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15" draw:layer="layout" draw:type="lines" svg:x1="10.08cm" svg:y1="8.937cm" svg:x2="11.43cm" svg:y2="8.933cm" draw:start-shape="id6" draw:start-glue-point="1" draw:end-shape="id7" draw:end-glue-point="3" svg:d="M10080 8937h502l346-4h502" svg:viewBox="0 0 1351 5">
            <text:p/>
          </draw:connector>
          <draw:connector draw:style-name="gr13" draw:text-style-name="P15" draw:layer="layout" draw:type="lines" draw:line-skew="-1.848cm" svg:x1="11.414cm" svg:y1="13.212cm" svg:x2="9.083cm" svg:y2="9.445cm" draw:start-shape="id8" draw:start-glue-point="3" draw:end-shape="id6" draw:end-glue-point="2" svg:d="M11414 13212h-2350l19-3265v-502" svg:viewBox="0 0 2351 3768">
            <text:p/>
          </draw:connector>
          <draw:connector draw:style-name="gr13" draw:text-style-name="P15" draw:layer="layout" draw:type="line" svg:x1="6.588cm" svg:y1="9.599cm" svg:x2="8.086cm" svg:y2="8.937cm" draw:start-shape="id9" draw:start-glue-point="1" draw:end-shape="id6" draw:end-glue-point="3" svg:d="M6588 9599l1498-662" svg:viewBox="0 0 1499 663">
            <text:p/>
          </draw:connector>
          <draw:connector draw:style-name="gr13" draw:text-style-name="P15" draw:layer="layout" draw:type="line" svg:x1="12.374cm" svg:y1="9.353cm" svg:x2="12.35cm" svg:y2="9.935cm" draw:start-shape="id7" draw:start-glue-point="2" draw:end-shape="id10" draw:end-glue-point="0" svg:d="M12374 9353l-24 582" svg:viewBox="0 0 25 583">
            <text:p/>
          </draw:connector>
          <draw:connector draw:style-name="gr13" draw:text-style-name="P15" draw:layer="layout" draw:type="line" svg:x1="12.35cm" svg:y1="10.774cm" svg:x2="12.358cm" svg:y2="11.346cm" draw:start-shape="id10" draw:start-glue-point="2" draw:end-shape="id11" draw:end-glue-point="0" svg:d="M12350 10774l8 572" svg:viewBox="0 0 9 573">
            <text:p/>
          </draw:connector>
          <draw:connector draw:style-name="gr13" draw:text-style-name="P15" draw:layer="layout" draw:type="line" svg:x1="12.358cm" svg:y1="12.185cm" svg:x2="12.358cm" svg:y2="12.793cm" draw:start-shape="id11" draw:start-glue-point="2" draw:end-shape="id8" draw:end-glue-point="0" svg:d="M12358 12185v608" svg:viewBox="0 0 1 609">
            <text:p/>
          </draw:connector>
        </draw:g>
        <draw:g draw:style-name="gr5">
          <draw:custom-shape draw:name="Shape 8" draw:style-name="gr6" draw:text-style-name="P7" draw:layer="layout" svg:width="13.036cm" svg:height="6.159cm" svg:x="1.635cm" svg:y="14.97cm">
            <text:p text:style-name="P7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0" draw:style-name="gr18" draw:text-style-name="P14" xml:id="id14" draw:id="id14" draw:layer="layout" svg:width="1.778cm" svg:height="0.762cm" svg:x="12.049cm" svg:y="16.375cm">
            <text:p text:style-name="P3"><text:span text:style-name="T2">Strateg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6" draw:layer="layout" svg:x1="14.692cm" svg:y1="15.795cm" svg:x2="14.692cm" svg:y2="20.367cm">
            <text:p/>
          </draw:line>
          <draw:custom-shape draw:name="Shape 22" draw:style-name="gr16" draw:text-style-name="P11" xml:id="id12" draw:id="id12" draw:layer="layout" svg:width="1.588cm" svg:height="0.825cm" svg:x="5.191cm" svg:y="16.763cm">
            <text:p text:style-name="P10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" draw:style-name="gr17" draw:text-style-name="P5" xml:id="id13" draw:id="id13" draw:layer="layout" svg:width="1.889cm" svg:height="0.839cm" svg:x="8.302cm" svg:y="18.018cm">
            <text:p text:style-name="P1"><text:span text:style-name="T1">Algorithm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15" draw:layer="layout" draw:type="line" svg:x1="5.985cm" svg:y1="17.588cm" svg:x2="8.302cm" svg:y2="18.437cm" draw:start-shape="id12" draw:start-glue-point="2" draw:end-shape="id13" draw:end-glue-point="3" svg:d="M5985 17588l2317 849" svg:viewBox="0 0 2318 850">
            <text:p/>
          </draw:connector>
          <draw:connector draw:style-name="gr13" draw:text-style-name="P15" draw:layer="layout" draw:type="line" svg:x1="10.191cm" svg:y1="18.437cm" svg:x2="12.049cm" svg:y2="16.756cm" draw:start-shape="id13" draw:start-glue-point="1" draw:end-shape="id14" draw:end-glue-point="3" svg:d="M10191 18437l1858-1681" svg:viewBox="0 0 1859 1682">
            <text:p/>
          </draw:connector>
          <draw:custom-shape draw:name="Shape 5" draw:style-name="gr18" draw:text-style-name="P14" xml:id="id15" draw:id="id15" draw:layer="layout" svg:width="1.778cm" svg:height="0.762cm" svg:x="12.049cm" svg:y="17.954cm">
            <text:p text:style-name="P3"><text:span text:style-name="T2">Strateg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15" draw:layer="layout" draw:type="line" svg:x1="10.191cm" svg:y1="18.437cm" svg:x2="12.049cm" svg:y2="18.335cm" draw:start-shape="id13" draw:start-glue-point="1" draw:end-shape="id15" draw:end-glue-point="3" svg:d="M10191 18437l1858-102" svg:viewBox="0 0 1859 103">
            <text:p/>
          </draw:connector>
          <draw:custom-shape draw:name="Shape 6" draw:style-name="gr18" draw:text-style-name="P14" xml:id="id16" draw:id="id16" draw:layer="layout" svg:width="1.778cm" svg:height="0.762cm" svg:x="12.112cm" svg:y="19.669cm">
            <text:p text:style-name="P3"><text:span text:style-name="T2">Strateg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15" draw:layer="layout" draw:type="line" svg:x1="10.191cm" svg:y1="18.437cm" svg:x2="12.112cm" svg:y2="20.05cm" draw:start-shape="id13" draw:start-glue-point="1" draw:end-shape="id16" draw:end-glue-point="3" svg:d="M10191 18437l1921 1613" svg:viewBox="0 0 1922 1614">
            <text:p/>
          </draw:connector>
          <draw:connector draw:style-name="gr13" draw:text-style-name="P15" draw:layer="layout" draw:type="curve" svg:x1="6.779cm" svg:y1="17.175cm" svg:x2="12.938cm" svg:y2="16.375cm" draw:start-shape="id12" draw:start-glue-point="1" draw:end-shape="id14" draw:end-glue-point="0" svg:d="M6779 17175c3954 0 3295-651 3846-1039s2313-512 2313 239" svg:viewBox="0 0 6160 1349">
            <text:p/>
          </draw:connector>
          <draw:connector draw:style-name="gr13" draw:text-style-name="P15" draw:layer="layout" draw:type="curve" svg:x1="6.779cm" svg:y1="17.175cm" svg:x2="12.938cm" svg:y2="17.954cm" draw:start-shape="id12" draw:start-glue-point="1" draw:end-shape="id15" draw:end-glue-point="0" svg:d="M6779 17175c4106 0 6159 259 6159 779" svg:viewBox="0 0 6160 780">
            <text:p/>
          </draw:connector>
          <draw:connector draw:style-name="gr13" draw:text-style-name="P15" draw:layer="layout" draw:type="curve" svg:x1="6.779cm" svg:y1="17.175cm" svg:x2="13.001cm" svg:y2="19.669cm" draw:start-shape="id12" draw:start-glue-point="1" draw:end-shape="id16" draw:end-glue-point="0" svg:d="M6779 17175c4148 0 6222 831 6222 2494" svg:viewBox="0 0 6223 2495">
            <text:p/>
          </draw:connector>
          <draw:frame draw:style-name="gr19" draw:text-style-name="P16" draw:layer="layout" svg:width="5.108cm" svg:height="0.725cm" svg:x="6.179cm" svg:y="15.388cm">
            <draw:text-box>
              <text:p><text:span text:style-name="T3">Create strategy instance</text:span></text:p>
            </draw:text-box>
          </draw:frame>
          <draw:frame draw:style-name="gr19" draw:text-style-name="P16" draw:layer="layout" svg:width="3.004cm" svg:height="0.725cm" svg:x="4.81cm" svg:y="17.954cm">
            <draw:text-box>
              <text:p><text:span text:style-name="T3">Give strategy</text:span></text:p>
            </draw:text-box>
          </draw:frame>
          <draw:frame draw:style-name="gr19" draw:text-style-name="P16" draw:layer="layout" svg:width="2.885cm" svg:height="0.725cm" svg:x="8.556cm" svg:y="19.134cm">
            <draw:text-box>
              <text:p><text:span text:style-name="T3">Use strateg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3-03T11:26:44.623000000</meta:creation-date>
    <dc:date>2023-03-08T22:18:41.116000000</dc:date>
    <dc:creator>Stephen P Lepisto</dc:creator>
    <meta:editing-duration>PT17M12S</meta:editing-duration>
    <meta:editing-cycles>22</meta:editing-cycles>
    <meta:generator>LibreOffice/7.5.0.3$Windows_X86_64 LibreOffice_project/c21113d003cd3efa8c53188764377a8272d9d6de</meta:generator>
    <meta:document-statistic meta:object-count="50"/>
  </office:meta>
</office:document-meta>
</file>